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1d7757" officeooo:paragraph-rsid="001d7757"/>
    </style:style>
    <style:style style:name="T1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figma.com/file/e20cx6w2QNb3hA0Ht58eZx/Direct-Brás?node-id=0%3A1&amp;t=Ocr851fdvuDRAw12-1" office:target-frame-name="_blank" xlink:show="new" text:style-name="Internet_20_link" text:visited-style-name="Visited_20_Internet_20_Link"><text:span text:style-name="T1">https://www.figma.com/file/e20cx6w2QNb3hA0Ht58eZx/Direct-Br%C3%A1s?node-id=0%3A1&amp;t=Ocr851fdvuDRAw12-1</text:span>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9:22:11.449000000</meta:creation-date>
    <dc:date>2023-04-02T19:22:59.419000000</dc:date>
    <meta:editing-duration>PT48S</meta:editing-duration>
    <meta:editing-cycles>1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" meta:word-count="1" meta:character-count="102" meta:non-whitespace-character-count="101"/>
  </office:meta>
</office:document-meta>
</file>